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22pt" style:font-size-asian="22pt" style:font-size-complex="22pt"/>
    </style:style>
    <style:style style:name="P2" style:parent-style-name="Standard"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3"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5" style:parent-style-name="Standard" style:family="paragraph">
      <style:text-properties style:font-name="Arial" style:font-name-complex="Arial"/>
    </style:style>
    <style:style style:name="P6"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7" style:parent-style-name="Standard" style:family="paragraph">
      <style:text-properties style:font-name="Arial" style:font-name-complex="Arial"/>
    </style:style>
    <style:style style:name="P8" style:parent-style-name="Standard" style:family="paragraph">
      <style:text-properties style:font-name="Arial" style:font-name-complex="Arial" fo:font-size="11pt" style:font-size-asian="11pt" style:font-size-complex="11pt"/>
    </style:style>
    <style:style style:name="P9" style:parent-style-name="Standard" style:family="paragraph">
      <style:text-properties style:font-name="Arial" style:font-name-complex="Arial" fo:font-size="11pt" style:font-size-asian="11pt" style:font-size-complex="11pt"/>
    </style:style>
    <style:style style:name="P10" style:parent-style-name="Standard" style:family="paragraph">
      <style:text-properties style:font-name="Arial" style:font-name-complex="Arial" fo:font-size="11pt" style:font-size-asian="11pt" style:font-size-complex="11pt"/>
    </style:style>
    <style:style style:name="P11" style:parent-style-name="Standard" style:family="paragraph">
      <style:text-properties style:font-name="Arial" style:font-name-complex="Arial" fo:font-size="11pt" style:font-size-asian="11pt" style:font-size-complex="11pt"/>
    </style:style>
    <style:style style:name="P12" style:parent-style-name="Standard" style:family="paragraph">
      <style:text-properties style:font-name="Arial" style:font-name-complex="Arial" fo:font-size="11pt" style:font-size-asian="11pt" style:font-size-complex="11pt"/>
    </style:style>
    <style:style style:name="P13"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4"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5" style:parent-style-name="Standard" style:family="paragraph">
      <style:text-properties style:font-name="Arial" style:font-name-complex="Arial" fo:font-size="14pt" style:font-size-asian="14pt" style:font-size-complex="14pt"/>
    </style:style>
    <style:style style:name="P16" style:parent-style-name="Standard" style:family="paragraph">
      <style:text-properties style:font-name="Arial" style:font-name-complex="Arial" fo:font-size="11pt" style:font-size-asian="11pt" style:font-size-complex="11pt"/>
    </style:style>
    <style:style style:name="P17" style:parent-style-name="Standard" style:family="paragraph">
      <style:text-properties style:font-name="Arial" style:font-name-complex="Arial"/>
    </style:style>
    <style:style style:name="P18"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9" style:parent-style-name="Standard" style:family="paragraph">
      <style:text-properties style:font-name="Arial" style:font-name-complex="Arial"/>
    </style:style>
    <style:style style:name="P20" style:parent-style-name="Standard" style:family="paragraph">
      <style:text-properties style:font-name="Arial" style:font-name-complex="Arial" fo:font-size="11pt" style:font-size-asian="11pt" style:font-size-complex="11pt"/>
    </style:style>
    <style:style style:name="P21" style:parent-style-name="Standard" style:family="paragraph">
      <style:text-properties style:font-name="Arial" style:font-name-complex="Arial" fo:font-size="11pt" style:font-size-asian="11pt" style:font-size-complex="11pt"/>
    </style:style>
    <style:style style:name="P22" style:parent-style-name="Standard" style:family="paragraph">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P2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6" style:parent-style-name="Policepardéfaut" style:family="text">
      <style:text-properties style:font-name="Arial" style:font-name-complex="Arial" fo:font-size="11pt" style:font-size-asian="11pt" style:font-size-complex="11pt"/>
    </style:style>
    <style:style style:name="T27" style:parent-style-name="Policepardéfaut" style:family="text">
      <style:text-properties style:font-name="Arial" style:font-name-complex="Arial" fo:font-size="11pt" style:font-size-asian="11pt" style:font-size-complex="11pt"/>
    </style:style>
    <style:style style:name="P28" style:parent-style-name="Standard" style:family="paragraph">
      <style:text-properties style:font-name="Arial" style:font-name-complex="Arial" fo:font-size="11pt" style:font-size-asian="11pt" style:font-size-complex="11pt"/>
    </style:style>
    <style:style style:name="T29" style:parent-style-name="Policepardéfaut" style:family="text">
      <style:text-properties style:font-name="Arial" style:font-name-complex="Arial" fo:font-size="11pt" style:font-size-asian="11pt" style:font-size-complex="11pt"/>
    </style:style>
    <style:style style:name="T30" style:parent-style-name="Policepardéfaut" style:family="text">
      <style:text-properties style:font-name="Arial" style:font-name-complex="Arial" fo:font-size="11pt" style:font-size-asian="11pt" style:font-size-complex="11pt"/>
    </style:style>
    <style:style style:name="P31" style:parent-style-name="Standard" style:family="paragraph">
      <style:text-properties style:font-name="Arial" style:font-name-complex="Arial" fo:font-size="11pt" style:font-size-asian="11pt" style:font-size-complex="11pt"/>
    </style:style>
    <style:style style:name="P32" style:parent-style-name="Standard" style:family="paragraph">
      <style:text-properties style:font-name="Arial" style:font-name-complex="Arial" fo:font-size="11pt" style:font-size-asian="11pt" style:font-size-complex="11pt"/>
    </style:style>
    <style:style style:name="P33" style:parent-style-name="Standard" style:family="paragraph">
      <style:text-properties style:font-name="Arial" style:font-name-complex="Arial"/>
    </style:style>
    <style:style style:name="P34" style:parent-style-name="Normal" style:family="paragraph">
      <style:paragraph-properties fo:break-before="page"/>
      <style:text-properties style:font-name="Arial" style:font-name-complex="Arial" fo:font-weight="bold" style:font-weight-asian="bold" style:font-weight-complex="bold" fo:font-size="18pt" style:font-size-asian="18pt" style:font-size-complex="18pt" fo:hyphenate="true"/>
    </style:style>
    <style:style style:name="P3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37" style:parent-style-name="Standard" style:family="paragraph">
      <style:text-properties style:font-name="Arial" style:font-name-complex="Arial" fo:font-size="11pt" style:font-size-asian="11pt" style:font-size-complex="11pt"/>
    </style:style>
    <style:style style:name="P38" style:parent-style-name="Standard" style:family="paragraph">
      <style:text-properties style:font-name="Arial" style:font-name-complex="Arial" fo:font-weight="bold" style:font-weight-asian="bold" style:font-weight-complex="bold"/>
    </style:style>
    <style:style style:name="P39"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40"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41" style:parent-style-name="Standard" style:family="paragraph">
      <style:text-properties style:font-name="Arial" style:font-name-complex="Arial" fo:font-size="11pt" style:font-size-asian="11pt" style:font-size-complex="11pt"/>
    </style:style>
    <style:style style:name="P42" style:parent-style-name="Standard" style:family="paragraph">
      <style:text-properties style:font-name="Arial" style:font-name-complex="Arial" fo:font-size="11pt" style:font-size-asian="11pt" style:font-size-complex="11pt"/>
    </style:style>
    <style:style style:name="P43" style:parent-style-name="Standard" style:family="paragraph">
      <style:text-properties style:font-name="Arial" style:font-name-complex="Arial" fo:font-size="11pt" style:font-size-asian="11pt" style:font-size-complex="11pt"/>
    </style:style>
    <style:style style:name="P44" style:parent-style-name="Standard" style:family="paragraph">
      <style:text-properties style:font-name="Arial" style:font-name-complex="Arial" fo:font-size="11pt" style:font-size-asian="11pt" style:font-size-complex="11pt"/>
    </style:style>
    <style:style style:name="T45" style:parent-style-name="Policepardéfaut" style:family="text">
      <style:text-properties style:font-name="Arial" style:font-name-complex="Arial" fo:font-size="11pt" style:font-size-asian="11pt" style:font-size-complex="11pt"/>
    </style:style>
    <style:style style:name="T4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47"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48" style:parent-style-name="Standard" style:family="paragraph">
      <style:text-properties style:font-name="Arial" style:font-name-complex="Arial" fo:font-size="11pt" style:font-size-asian="11pt" style:font-size-complex="11pt"/>
    </style:style>
    <style:style style:name="P49" style:parent-style-name="Standard" style:family="paragraph">
      <style:text-properties style:font-name="Arial" style:font-name-complex="Arial" fo:font-size="11pt" style:font-size-asian="11pt" style:font-size-complex="11pt"/>
    </style:style>
    <style:style style:name="T50" style:parent-style-name="Policepardéfaut" style:family="text">
      <style:text-properties style:font-name="Arial" style:font-name-complex="Arial" fo:font-size="11pt" style:font-size-asian="11pt" style:font-size-complex="11pt"/>
    </style:style>
    <style:style style:name="T5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52"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53"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54"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55"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56" style:parent-style-name="Standard" style:family="paragraph">
      <style:text-properties style:font-name="Arial" style:font-name-complex="Arial" fo:font-size="11pt" style:font-size-asian="11pt" style:font-size-complex="11pt"/>
    </style:style>
    <style:style style:name="P57" style:parent-style-name="Standard" style:family="paragraph">
      <style:text-properties style:font-name="Arial" style:font-name-complex="Arial" fo:font-weight="bold" style:font-weight-asian="bold" style:font-weight-complex="bold" fo:font-size="11pt" style:font-size-asian="11pt" style:font-size-complex="11pt"/>
    </style:style>
    <style:style style:name="T5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59" style:parent-style-name="Standard" style:family="paragraph">
      <style:text-properties style:font-name="Arial" style:font-name-complex="Arial" fo:font-size="11pt" style:font-size-asian="11pt" style:font-size-complex="11pt"/>
    </style:style>
    <style:style style:name="P60" style:parent-style-name="Standard" style:family="paragraph">
      <style:text-properties style:font-name="Arial" style:font-name-complex="Arial" fo:font-size="11pt" style:font-size-asian="11pt" style:font-size-complex="11pt"/>
    </style:style>
    <style:style style:name="P61" style:parent-style-name="Standard" style:family="paragraph">
      <style:text-properties style:font-name="Arial" style:font-name-complex="Arial" fo:font-size="11pt" style:font-size-asian="11pt" style:font-size-complex="11pt"/>
    </style:style>
    <style:style style:name="T6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63" style:parent-style-name="Standard" style:family="paragraph">
      <style:text-properties style:font-name="Arial" style:font-name-complex="Arial" fo:font-weight="bold" style:font-weight-asian="bold" style:font-weight-complex="bold" fo:font-size="11pt" style:font-size-asian="11pt" style:font-size-complex="11pt"/>
    </style:style>
    <style:style style:name="T6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6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66"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67"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68"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69" style:parent-style-name="Standard"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70" style:parent-style-name="Standard" style:family="paragraph">
      <style:text-properties style:font-name="Arial" style:font-name-complex="Arial" fo:font-size="11pt" style:font-size-asian="11pt" style:font-size-complex="11pt"/>
    </style:style>
    <style:style style:name="P71" style:parent-style-name="Standard" style:family="paragraph">
      <style:text-properties style:font-name="Arial" style:font-name-complex="Arial" fo:font-size="11pt" style:font-size-asian="11pt" style:font-size-complex="11pt"/>
    </style:style>
    <style:style style:name="P72"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73" style:parent-style-name="Standard" style:family="paragraph">
      <style:text-properties style:font-name="Arial" style:font-name-complex="Arial" fo:font-weight="bold" style:font-weight-asian="bold" style:font-weight-complex="bold" fo:font-size="11pt" style:font-size-asian="11pt" style:font-size-complex="11pt"/>
    </style:style>
    <style:style style:name="T74" style:parent-style-name="Policepardéfaut" style:family="text">
      <style:text-properties style:font-name="Arial" style:font-name-complex="Arial" fo:font-size="11pt" style:font-size-asian="11pt" style:font-size-complex="11pt"/>
    </style:style>
    <style:style style:name="T7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76"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77" style:parent-style-name="Standard" style:family="paragraph">
      <style:text-properties style:font-name="Arial" style:font-name-complex="Arial" fo:font-size="11pt" style:font-size-asian="11pt" style:font-size-complex="11pt"/>
    </style:style>
    <style:style style:name="T78" style:parent-style-name="Policepardéfaut" style:family="text">
      <style:text-properties style:font-name="Arial" style:font-name-complex="Arial" fo:font-size="11pt" style:font-size-asian="11pt" style:font-size-complex="11pt"/>
    </style:style>
    <style:style style:name="P79" style:parent-style-name="Standard" style:family="paragraph">
      <style:text-properties style:font-name="Arial" style:font-name-complex="Arial" fo:font-size="11pt" style:font-size-asian="11pt" style:font-size-complex="11pt"/>
    </style:style>
    <style:style style:name="T80" style:parent-style-name="Policepardéfaut" style:family="text">
      <style:text-properties style:font-name="Arial" style:font-name-complex="Arial" fo:font-size="11pt" style:font-size-asian="11pt" style:font-size-complex="11pt"/>
    </style:style>
    <style:style style:name="T81" style:parent-style-name="Policepardéfaut" style:family="text">
      <style:text-properties style:font-name="Arial" style:font-name-complex="Arial" fo:font-size="11pt" style:font-size-asian="11pt" style:font-size-complex="11pt"/>
    </style:style>
    <style:style style:name="T8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83" style:parent-style-name="Standard" style:family="paragraph">
      <style:text-properties style:font-name="Arial" style:font-name-complex="Arial" fo:font-size="11pt" style:font-size-asian="11pt" style:font-size-complex="11pt"/>
    </style:style>
    <style:style style:name="P84" style:parent-style-name="Standard" style:family="paragraph">
      <style:text-properties style:font-name="Arial" style:font-name-complex="Arial" fo:font-size="11pt" style:font-size-asian="11pt" style:font-size-complex="11pt"/>
    </style:style>
    <style:style style:name="P85" style:parent-style-name="Standard" style:family="paragraph">
      <style:text-properties style:font-name="Arial" style:font-name-complex="Arial" fo:font-size="11pt" style:font-size-asian="11pt" style:font-size-complex="11pt"/>
    </style:style>
    <style:style style:name="T86" style:parent-style-name="Policepardéfaut" style:family="text">
      <style:text-properties style:font-name="Arial" style:font-name-complex="Arial" fo:font-size="11pt" style:font-size-asian="11pt" style:font-size-complex="11pt"/>
    </style:style>
    <style:style style:name="T8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88" style:parent-style-name="Normal" style:family="paragraph">
      <style:text-properties style:font-name="Arial" style:font-name-complex="Arial" fo:font-weight="bold" style:font-weight-asian="bold" style:font-weight-complex="bold" fo:font-size="11pt" style:font-size-asian="11pt" style:font-size-complex="11pt"/>
    </style:style>
    <style:style style:name="T89" style:parent-style-name="Policepardéfaut" style:family="text">
      <style:text-properties style:font-name="Arial" style:font-name-complex="Arial" fo:font-size="11pt" style:font-size-asian="11pt" style:font-size-complex="11pt"/>
    </style:style>
    <style:style style:name="T90" style:parent-style-name="Policepardéfaut" style:family="text">
      <style:text-properties style:font-name="Arial" style:font-name-complex="Arial" fo:font-size="11pt" style:font-size-asian="11pt" style:font-size-complex="11pt"/>
    </style:style>
    <style:style style:name="P91" style:parent-style-name="Standard" style:family="paragraph">
      <style:text-properties style:font-name="Arial" style:font-name-complex="Arial" fo:font-size="11pt" style:font-size-asian="11pt" style:font-size-complex="11pt"/>
    </style:style>
    <style:style style:name="P92" style:parent-style-name="Normal" style:family="paragraph">
      <style:text-properties style:font-name="Arial" style:font-name-complex="Arial" fo:font-weight="bold" style:font-weight-asian="bold" style:font-weight-complex="bold" fo:font-size="11pt" style:font-size-asian="11pt" style:font-size-complex="11pt"/>
    </style:style>
    <style:style style:name="P93" style:parent-style-name="Normal" style:family="paragraph">
      <style:text-properties style:font-name="Arial" style:font-name-complex="Arial" fo:font-weight="bold" style:font-weight-asian="bold" style:font-weight-complex="bold" fo:font-size="11pt" style:font-size-asian="11pt" style:font-size-complex="11pt"/>
    </style:style>
    <style:style style:name="P94" style:parent-style-name="Standard" style:family="paragraph">
      <style:text-properties style:font-name="Arial" style:font-name-complex="Arial" fo:font-size="11pt" style:font-size-asian="11pt" style:font-size-complex="11pt"/>
    </style:style>
    <style:style style:name="P95" style:parent-style-name="Standard" style:family="paragraph">
      <style:text-properties style:font-name="Arial" style:font-name-complex="Arial" fo:font-size="11pt" style:font-size-asian="11pt" style:font-size-complex="11pt"/>
    </style:style>
    <style:style style:name="P96" style:parent-style-name="Standard" style:family="paragraph">
      <style:text-properties style:font-name="Arial" style:font-name-complex="Arial" fo:font-size="11pt" style:font-size-asian="11pt" style:font-size-complex="11pt"/>
    </style:style>
    <style:style style:name="T97" style:parent-style-name="Policepardéfaut" style:family="text">
      <style:text-properties style:font-name="Arial" style:font-name-complex="Arial" fo:font-size="11pt" style:font-size-asian="11pt" style:font-size-complex="11pt"/>
    </style:style>
    <style:style style:name="T9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99" style:parent-style-name="Standard" style:family="paragraph">
      <style:text-properties style:font-name="Arial" style:font-name-complex="Arial" fo:font-size="11pt" style:font-size-asian="11pt" style:font-size-complex="11pt"/>
    </style:style>
    <style:style style:name="P100"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01" style:parent-style-name="Standard" style:family="paragraph">
      <style:text-properties style:font-name="Arial" style:font-name-complex="Arial" fo:font-size="14pt" style:font-size-asian="14pt" style:font-size-complex="14pt"/>
    </style:style>
    <style:style style:name="P102" style:parent-style-name="Standard" style:family="paragraph">
      <style:text-properties style:font-name="Arial" style:font-name-complex="Arial" fo:font-size="11pt" style:font-size-asian="11pt" style:font-size-complex="11pt"/>
    </style:style>
    <style:style style:name="P103" style:parent-style-name="Standard" style:family="paragraph">
      <style:text-properties style:font-name="Arial" style:font-name-complex="Arial" fo:font-size="11pt" style:font-size-asian="11pt" style:font-size-complex="11pt"/>
    </style:style>
    <style:style style:name="P104" style:parent-style-name="Standard" style:list-style-name="LFO1" style:family="paragraph">
      <style:text-properties style:font-name="Arial" style:font-name-complex="Arial" fo:font-size="11pt" style:font-size-asian="11pt" style:font-size-complex="11pt"/>
    </style:style>
    <style:style style:name="P105" style:parent-style-name="Standard" style:list-style-name="LFO1" style:family="paragraph">
      <style:text-properties style:font-name="Arial" style:font-name-complex="Arial" fo:font-size="11pt" style:font-size-asian="11pt" style:font-size-complex="11pt"/>
    </style:style>
    <style:style style:name="P106" style:parent-style-name="Standard" style:list-style-name="LFO1" style:family="paragraph">
      <style:text-properties style:font-name="Arial" style:font-name-complex="Arial" fo:font-size="11pt" style:font-size-asian="11pt" style:font-size-complex="11pt"/>
    </style:style>
    <style:style style:name="P107" style:parent-style-name="Standard" style:list-style-name="LFO1" style:family="paragraph">
      <style:text-properties style:font-name="Arial" style:font-name-complex="Arial" fo:font-size="11pt" style:font-size-asian="11pt" style:font-size-complex="11pt"/>
    </style:style>
    <style:style style:name="P108" style:parent-style-name="Standard" style:list-style-name="LFO1" style:family="paragraph">
      <style:text-properties style:font-name="Arial" style:font-name-complex="Arial" fo:font-size="11pt" style:font-size-asian="11pt" style:font-size-complex="11pt"/>
    </style:style>
    <style:style style:name="P109" style:parent-style-name="Standard" style:list-style-name="LFO1" style:family="paragraph">
      <style:text-properties style:font-name="Arial" style:font-name-complex="Arial" fo:font-size="11pt" style:font-size-asian="11pt" style:font-size-complex="11pt"/>
    </style:style>
    <style:style style:name="P110" style:parent-style-name="Standard" style:family="paragraph">
      <style:text-properties style:font-name="Arial" style:font-name-complex="Arial" fo:font-size="11pt" style:font-size-asian="11pt" style:font-size-complex="11pt"/>
    </style:style>
    <style:style style:name="P111" style:parent-style-name="Standard" style:family="paragraph">
      <style:text-properties style:font-name="Arial" style:font-name-complex="Arial" fo:font-size="11pt" style:font-size-asian="11pt" style:font-size-complex="11pt"/>
    </style:style>
    <style:style style:name="P112" style:parent-style-name="Standard" style:family="paragraph">
      <style:text-properties style:font-name="Arial" style:font-name-complex="Arial" fo:font-size="11pt" style:font-size-asian="11pt" style:font-size-complex="11pt"/>
    </style:style>
    <style:style style:name="P113" style:parent-style-name="Standard" style:family="paragraph">
      <style:text-properties style:font-name="Arial" style:font-name-complex="Arial" fo:font-size="11pt" style:font-size-asian="11pt" style:font-size-complex="11pt"/>
    </style:style>
    <style:style style:name="P114" style:parent-style-name="Standard" style:family="paragraph">
      <style:text-properties style:font-name="Arial" style:font-name-complex="Arial" fo:font-size="11pt" style:font-size-asian="11pt" style:font-size-complex="11pt"/>
    </style:style>
    <style:style style:name="P115" style:parent-style-name="Standard" style:family="paragraph">
      <style:text-properties style:font-name="Arial" style:font-name-complex="Arial" fo:font-size="11pt" style:font-size-asian="11pt" style:font-size-complex="11pt"/>
    </style:style>
    <style:style style:name="P116"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117" style:parent-style-name="Standard" style:family="paragraph">
      <style:paragraph-properties fo:text-indent="0.4923in"/>
    </style:style>
    <style:style style:name="T11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20" style:parent-style-name="Standard" style:family="paragraph">
      <style:text-properties style:font-name="Arial" style:font-name-complex="Arial" fo:font-size="11pt" style:font-size-asian="11pt" style:font-size-complex="11pt"/>
    </style:style>
    <style:style style:name="P121" style:parent-style-name="Standard" style:family="paragraph">
      <style:text-properties style:font-name="Arial" style:font-name-complex="Arial" fo:font-size="11pt" style:font-size-asian="11pt" style:font-size-complex="11pt"/>
    </style:style>
    <style:style style:name="P122" style:parent-style-name="Standard" style:family="paragraph">
      <style:text-properties style:font-name="Arial" style:font-name-complex="Arial" fo:font-size="11pt" style:font-size-asian="11pt" style:font-size-complex="11pt"/>
    </style:style>
    <style:style style:name="T123" style:parent-style-name="Policepardéfaut" style:family="text">
      <style:text-properties style:font-name="Arial" style:font-name-complex="Arial" fo:font-size="11pt" style:font-size-asian="11pt" style:font-size-complex="11pt"/>
    </style:style>
    <style:style style:name="T12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25" style:parent-style-name="Standard" style:family="paragraph">
      <style:text-properties style:font-name="Arial" style:font-name-complex="Arial" fo:font-size="11pt" style:font-size-asian="11pt" style:font-size-complex="11pt"/>
    </style:style>
    <style:style style:name="P126" style:parent-style-name="Standard" style:family="paragraph">
      <style:text-properties style:font-name="Arial" style:font-name-complex="Arial" fo:font-size="11pt" style:font-size-asian="11pt" style:font-size-complex="11pt"/>
    </style:style>
    <style:style style:name="P127" style:parent-style-name="Standard" style:family="paragraph">
      <style:text-properties style:font-name="Arial" style:font-name-complex="Arial" fo:font-size="11pt" style:font-size-asian="11pt" style:font-size-complex="11pt"/>
    </style:style>
    <style:style style:name="T128" style:parent-style-name="Policepardéfaut" style:family="text">
      <style:text-properties style:font-name="Arial" style:font-name-complex="Arial" fo:font-size="11pt" style:font-size-asian="11pt" style:font-size-complex="11pt"/>
    </style:style>
    <style:style style:name="T12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30" style:parent-style-name="Standard" style:family="paragraph">
      <style:text-properties style:font-name="Arial" style:font-name-complex="Arial" fo:font-size="11pt" style:font-size-asian="11pt" style:font-size-complex="11pt"/>
    </style:style>
    <style:style style:name="P131" style:parent-style-name="Standard" style:family="paragraph">
      <style:text-properties style:font-name="Arial" style:font-name-complex="Arial" fo:font-size="11pt" style:font-size-asian="11pt" style:font-size-complex="11pt"/>
    </style:style>
    <style:style style:name="P132" style:parent-style-name="Standard" style:family="paragraph">
      <style:text-properties style:font-name="Arial" style:font-name-complex="Arial" fo:font-size="11pt" style:font-size-asian="11pt" style:font-size-complex="11pt"/>
    </style:style>
    <style:style style:name="P133" style:parent-style-name="Standard" style:family="paragraph">
      <style:text-properties style:font-name="Arial" style:font-name-complex="Arial" fo:font-size="11pt" style:font-size-asian="11pt" style:font-size-complex="11pt"/>
    </style:style>
    <style:style style:name="P134" style:parent-style-name="Standard" style:family="paragraph">
      <style:text-properties style:font-name="Arial" style:font-name-complex="Arial" fo:font-size="11pt" style:font-size-asian="11pt" style:font-size-complex="11pt"/>
    </style:style>
    <style:style style:name="P135"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36" style:parent-style-name="Standard" style:family="paragraph">
      <style:text-properties style:font-name="Arial" style:font-name-complex="Arial" fo:font-size="11pt" style:font-size-asian="11pt" style:font-size-complex="11pt"/>
    </style:style>
    <style:style style:name="P137" style:parent-style-name="Standard" style:family="paragraph">
      <style:text-properties style:font-name="Arial" style:font-name-complex="Arial" fo:font-size="11pt" style:font-size-asian="11pt" style:font-size-complex="11pt"/>
    </style:style>
    <style:style style:name="T138" style:parent-style-name="Policepardéfaut" style:family="text">
      <style:text-properties style:font-name="Arial" style:font-name-complex="Arial" fo:font-size="11pt" style:font-size-asian="11pt" style:font-size-complex="11pt"/>
    </style:style>
    <style:style style:name="T13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40" style:parent-style-name="Standard"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141"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142" style:parent-style-name="Standard" style:family="paragraph">
      <style:text-properties style:font-name="Arial" style:font-name-complex="Arial" fo:font-size="11pt" style:font-size-asian="11pt" style:font-size-complex="11pt"/>
    </style:style>
    <style:style style:name="P143" style:parent-style-name="Standard" style:family="paragraph">
      <style:text-properties style:font-name="Arial" style:font-name-complex="Arial" fo:font-size="11pt" style:font-size-asian="11pt" style:font-size-complex="11pt"/>
    </style:style>
    <style:style style:name="T14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45" style:parent-style-name="Standard" style:family="paragraph">
      <style:text-properties style:font-name="Arial" style:font-name-complex="Arial" fo:font-size="11pt" style:font-size-asian="11pt" style:font-size-complex="11pt"/>
    </style:style>
    <style:style style:name="P146" style:parent-style-name="Standard" style:family="paragraph">
      <style:text-properties style:font-name="Arial" style:font-name-complex="Arial" fo:font-size="11pt" style:font-size-asian="11pt" style:font-size-complex="11pt"/>
    </style:style>
    <style:style style:name="P147" style:parent-style-name="Standard" style:family="paragraph">
      <style:text-properties style:font-name="Arial" style:font-name-complex="Arial" fo:font-size="11pt" style:font-size-asian="11pt" style:font-size-complex="11pt"/>
    </style:style>
    <style:style style:name="T148" style:parent-style-name="Policepardéfaut" style:family="text">
      <style:text-properties style:font-name="Arial" style:font-name-complex="Arial" fo:font-size="11pt" style:font-size-asian="11pt" style:font-size-complex="11pt"/>
    </style:style>
    <style:style style:name="T14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5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5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52"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153" style:parent-style-name="Standard" style:family="paragraph">
      <style:text-properties style:font-name="Arial" style:font-name-complex="Arial" fo:font-weight="bold" style:font-weight-asian="bold" style:font-weight-complex="bold" fo:font-size="11pt" style:font-size-asian="11pt" style:font-size-complex="11pt"/>
    </style:style>
    <style:style style:name="P154" style:parent-style-name="Standard" style:family="paragraph">
      <style:text-properties style:font-name="Arial" style:font-name-complex="Arial" fo:font-size="11pt" style:font-size-asian="11pt" style:font-size-complex="11pt"/>
    </style:style>
    <style:style style:name="P155" style:parent-style-name="Standard" style:family="paragraph">
      <style:text-properties style:font-name="Arial" style:font-name-complex="Arial" fo:font-size="11pt" style:font-size-asian="11pt" style:font-size-complex="11pt"/>
    </style:style>
    <style:style style:name="T156" style:parent-style-name="Policepardéfaut" style:family="text">
      <style:text-properties style:font-name="Arial" style:font-name-complex="Arial" fo:font-size="11pt" style:font-size-asian="11pt" style:font-size-complex="11pt"/>
    </style:style>
    <style:style style:name="T15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58" style:parent-style-name="Normal"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159" style:parent-style-name="Normal"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160" style:parent-style-name="Normal"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161" style:parent-style-name="Normal"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162" style:parent-style-name="Normal"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163" style:parent-style-name="Normal"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164" style:parent-style-name="Normal"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165" style:parent-style-name="Normal" style:family="paragraph">
      <style:paragraph-properties fo:text-indent="0.4923in"/>
      <style:text-properties style:font-name="Arial" style:font-name-complex="Arial" fo:font-weight="bold" style:font-weight-asian="bold" style:font-weight-complex="bold" fo:font-size="11pt" style:font-size-asian="11pt" style:font-size-complex="11pt"/>
    </style:style>
    <style:style style:name="P166" style:parent-style-name="Normal" style:family="paragraph">
      <style:text-properties style:font-name="Arial" style:font-name-complex="Arial" fo:font-size="11pt" style:font-size-asian="11pt" style:font-size-complex="11pt"/>
    </style:style>
    <style:style style:name="P167" style:parent-style-name="Normal" style:family="paragraph">
      <style:text-properties style:font-name="Arial" style:font-name-complex="Arial" fo:font-size="11pt" style:font-size-asian="11pt" style:font-size-complex="11pt"/>
    </style:style>
    <style:style style:name="P168" style:parent-style-name="Standard" style:family="paragraph">
      <style:text-properties style:font-name="Arial" style:font-name-complex="Arial" fo:font-size="11pt" style:font-size-asian="11pt" style:font-size-complex="11pt"/>
    </style:style>
    <style:style style:name="T169" style:parent-style-name="Policepardéfaut" style:family="text">
      <style:text-properties style:font-name="Arial" style:font-name-complex="Arial" fo:font-size="11pt" style:font-size-asian="11pt" style:font-size-complex="11pt"/>
    </style:style>
    <style:style style:name="T170" style:parent-style-name="Policepardéfaut" style:family="text">
      <style:text-properties style:font-name="Arial" style:font-name-complex="Arial" fo:font-weight="bold" style:font-weight-asian="bold" style:font-weight-complex="bold" fo:font-size="11pt" style:font-size-asian="11pt" style:font-size-complex="11pt"/>
    </style:style>
  </office:automatic-styles>
  <office:body>
    <office:text text:use-soft-page-breaks="true">
      <text:p text:style-name="P1">SAE 1.03 – INSTALLATION D’UN</text:p>
      <text:p text:style-name="P2">POSTE DE DÉVELOPPEMENT</text:p>
      <text:p text:style-name="P3"/>
      <text:p text:style-name="P4">Synthèse du fonctionnement des outils</text:p>
      <text:p text:style-name="P5"/>
      <text:p text:style-name="P6">1 - Présentation du projet</text:p>
      <text:p text:style-name="P7"/>
      <text:p text:style-name="P8">L’objectif de ce projet était de créer un outil permettant de convertir des fichiers au format<text:s/>‘‘Markdown’’ en des documents au format PDF, faisant office de diaporama. <text:s/></text:p>
      <text:p text:style-name="P9"/>
      <text:p text:style-name="P10">Pour réaliser ce travail nous disposons de plusieurs outils : Bash et PHP pour traiter les fichiers et une image docker, que nous avons réalisée spécialement pour ce projet à l’aide d’images préexistantes, pour réaliser la conversion et lancer les scripts.</text:p>
      <text:p text:style-name="P11"/>
      <text:p text:style-name="P12">Dans ce qui suit, nous allons expliquer à grands traits comment fonctionne notre outil de conversion, le plus clairement possible.</text:p>
      <text:p text:style-name="P13"/>
      <text:p text:style-name="P14">2 - Récupération du fichier Mardown en Bash</text:p>
      <text:p text:style-name="P15"/>
      <text:p text:style-name="P16">La première étape consiste à récupérer le fichier Mardown pour le faire ensuite entrer dans le ‘‘processus de transformation’’. Nous avons donc créé un script Bash qui tourne en boucle en attente d’un fichier. Un dossier de stockage est également mis à disposition du client pour lui permettre de déposer ses fichiers Markdown. Quand un fichier est déposé dans ce dossier, le script Bash copie le fichier Markdown dans un dossier temporaire et l’envoie à un autre script, en PHP, pour la conversion au format HTML.</text:p>
      <text:p text:style-name="P17"/>
      <text:p text:style-name="P18">3 - Traitement du fichier Markdown en PHP</text:p>
      <text:p text:style-name="P19"><text:tab/></text:p>
      <text:p text:style-name="P20">Une fois dans le PHP, le fichier est analysé selon les ‘‘tags’’ Markdown. Ce sont des caractères qui permettent de reconnaître les différentes structures d’une page. Par exemple, le ‘‘#’’ représente un<text:s/>titre de niveau 1 (un des titres les plus importants dans une page HTML), le ‘‘- - -’’ symbolise une fin de diapo, etc.</text:p>
      <text:p text:style-name="P21">Le script PHP parcourt donc le fichier Mardown et, selon les ‘‘tags’’ qu’il rencontre, il génère une page HTML<text:s/>correspondant au fichier en question.</text:p>
      <text:p text:style-name="P22"/>
      <text:p text:style-name="Standard"><text:span text:style-name="T23"><text:s/></text:span><text:span text:style-name="T24">4 - Mise en forme du diaporama et conversion au format PDF</text:span></text:p>
      <text:p text:style-name="P25"/>
      <text:p text:style-name="Standard"><text:span text:style-name="T26">Pour mettre en forme notre page HTML afin d’en faire un diaporama, nous utilisons un outil de mise en forme, le CSS. Directement dans le script PHP, nous aj</text:span><text:span text:style-name="T27">outons par exemple une couleur de fond, nous définissons les marges, ou encore la police de texte.</text:span></text:p>
      <text:p text:style-name="P28"><text:s/></text:p>
      <text:p text:style-name="Standard"><text:span text:style-name="T29">La dernière étape consiste à exécuter tous ces scripts et à convertir la page HTML en document PDF. Pour cela, nous utilisons un ‘‘conteneur’’, lancé à par</text:span><text:span text:style-name="T30">tir d’une image docker que nous fabriquons nous même à partir d’images préexistantes. Nous lançons le conteneur et il réalise lui-même la conversion au format PDF quand le client dépose son fichier Markdown dans le dossier de stockage.</text:span></text:p>
      <text:p text:style-name="P31"/>
      <text:p text:style-name="P32">Le client dispose désormais d’un document PDF avec une mise en forme colorée. <text:s text:c="2"/></text:p>
      <text:p text:style-name="P33"/>
      <text:p text:style-name="P34"/>
      <text:p text:style-name="P35">Documentation technique</text:p>
      <text:p text:style-name="P36"/>
      <text:p text:style-name="P37">Cette partie, plus technique, est un guide du fonctionnement des outils présentés, dans les grandes lignes, dans la partie précédente.</text:p>
      <text:p text:style-name="P38"/>
      <text:p text:style-name="P39">1 - Script Bash</text:p>
      <text:p text:style-name="P40"/>
      <text:p text:style-name="P41">Dans cette partie, nous détaillons le fonctionnement du script Bash, utilisé pour rediriger le fichier Markdown vers le script PHP.</text:p>
      <text:p text:style-name="P42"/>
      <text:p text:style-name="P43">Tout d’abord, un dossier temporaire est créé, pour y placer les fichiers en cours de transformation :</text:p>
      <text:p text:style-name="P44"><text:tab/></text:p>
      <text:p text:style-name="Standard"><text:span text:style-name="T45"><text:tab/></text:span><text:span text:style-name="T46">mkdir /work/tmp</text:span></text:p>
      <text:p text:style-name="P47"/>
      <text:p text:style-name="P48">Afin<text:s/>d’obtenir une boucle qui ne s’arrête pas, une variable stop est définie à 0, et la boucle fonctionne tant que la variable vaut 0. Pour arrêter cette boucle, l’utilisateur devra couper le programme via son terminal.</text:p>
      <text:p text:style-name="P49"/>
      <text:p text:style-name="Standard"><text:span text:style-name="T50"><text:tab/></text:span><text:span text:style-name="T51">while [ $stop -eq 0 ]</text:span></text:p>
      <text:p text:style-name="P52"><text:tab/>do</text:p>
      <text:p text:style-name="P53"><text:tab/><text:tab/>do<text:s/>something…</text:p>
      <text:p text:style-name="P54"><text:tab/>done</text:p>
      <text:p text:style-name="P55"/>
      <text:p text:style-name="P56">Le nombre de lignes du dossier courant est par la suite compté pour savoir si un fichier est présent ou non dans le dossier source :</text:p>
      <text:p text:style-name="P57"/>
      <text:p text:style-name="Standard"><text:span text:style-name="T58"><text:tab/>nbligne=$(ls -l | wc -l)</text:span></text:p>
      <text:p text:style-name="P59"/>
      <text:p text:style-name="P60">Lorsque le nombre de fichiers est différent de 1 (valeur correspondant à aucun fichier), une série d’opérations est effectuée afin de traiter les fichiers, autant de fois que le nombre de fichiers présents :</text:p>
      <text:p text:style-name="P61"/>
      <text:p text:style-name="Standard"><text:span text:style-name="T62"><text:tab/>if [ ‘‘$nblignes’’ != ‘‘1’’ ]</text:span></text:p>
      <text:p text:style-name="P63"><text:tab/>then</text:p>
      <text:p text:style-name="Standard"><text:span text:style-name="T64"><text:tab/></text:span><text:span text:style-name="T65"><text:tab/>for element in *</text:span></text:p>
      <text:p text:style-name="P66"><text:tab/><text:tab/>do</text:p>
      <text:p text:style-name="P67"><text:tab/><text:tab/><text:tab/>do something…</text:p>
      <text:p text:style-name="P68"><text:tab/><text:tab/>done<text:tab/></text:p>
      <text:p text:style-name="P69">fi</text:p>
      <text:p text:style-name="P70"/>
      <text:p text:style-name="P71">Le fichier est copié dans un dossier temporaire puis est supprimé du dossier source :</text:p>
      <text:p text:style-name="P72"><text:tab/></text:p>
      <text:p text:style-name="P73"><text:tab/>cp $element /work/tmp/</text:p>
      <text:p text:style-name="Standard"><text:span text:style-name="T74"><text:tab/></text:span><text:span text:style-name="T75">rm $element</text:span></text:p>
      <text:p text:style-name="P76"/>
      <text:p text:style-name="P77"/>
      <text:p text:style-name="Standard"><text:span text:style-name="T78">Le script php mdToHtml.php est ensuite exécuté avec comme paramètre le nom du fichier à traiter :</text:span></text:p>
      <text:p text:style-name="P79"/>
      <text:p text:style-name="Standard"><text:span text:style-name="T80"><text:tab/></text:span><text:span text:style-name="T81"><text:s/></text:span><text:span text:style-name="T82">php /work/mdToHtml.php $element</text:span></text:p>
      <text:p text:style-name="P83"/>
      <text:p text:style-name="P84">Une fois que le fichier est converti au format HTML, il est envoyé au programme weasyprint pour le convertir en PDF :</text:p>
      <text:p text:style-name="P85"><text:tab/></text:p>
      <text:soft-page-break/>
      <text:p text:style-name="Normal"><text:span text:style-name="T86"><text:tab/></text:span><text:span text:style-name="T87">weasyprint /work/tmp/$element.html /destination/$element.pdf</text:span></text:p>
      <text:p text:style-name="P88"/>
      <text:p text:style-name="Standard"><text:span text:style-name="T89">Après cette conversion, le fichier dépo</text:span><text:span text:style-name="T90">sé automatiquement dans le dossier de destination et se voit octroyer les droits en lecture et en exécution, puis le fichier temporaire au format HTML est supprimé :</text:span></text:p>
      <text:p text:style-name="P91"/>
      <text:p text:style-name="P92"><text:tab/>chmod +rx /destination/$element.pdf</text:p>
      <text:p text:style-name="P93">            rm /work/tmp/$element.html</text:p>
      <text:p text:style-name="P94"><text:tab/></text:p>
      <text:p text:style-name="P95">Une<text:s/>fois que tous les éléments sont traités, on attend 5 secondes avant de recommencer. Ce délai permet de ne pas surcharger la machine :</text:p>
      <text:p text:style-name="P96"/>
      <text:p text:style-name="Standard"><text:span text:style-name="T97"><text:tab/></text:span><text:span text:style-name="T98">sleep 5</text:span></text:p>
      <text:p text:style-name="P99"/>
      <text:p text:style-name="P100">2 - Traitement du fichier avec PHP et mise en forme en CSS</text:p>
      <text:p text:style-name="P101"/>
      <text:p text:style-name="P102">Dans cette seconde partie, nous détaillons le fonctionnement du script en PHP qui permet la transformation des fichiers Markdown en HTML.</text:p>
      <text:p text:style-name="P103">Ce script PHP traite et convertis plusieurs tags Markdown en HTML :</text:p>
      <text:list text:style-name="LFO1" text:continue-numbering="true">
        <text:list-item>
          <text:p text:style-name="P104"># pour un titre de niveau 1 (h1)</text:p>
        </text:list-item>
        <text:list-item>
          <text:p text:style-name="P105">## pour un titre de niveau 2 (h2)</text:p>
        </text:list-item>
        <text:list-item>
          <text:p text:style-name="P106">### pour un titre de niveau 3 (h3)</text:p>
        </text:list-item>
        <text:list-item>
          <text:p text:style-name="P107">- pour une liste</text:p>
        </text:list-item>
        <text:list-item>
          <text:p text:style-name="P108">``` pour du code source</text:p>
        </text:list-item>
        <text:list-item>
          <text:p text:style-name="P109">- - - pour un changement de diapo</text:p>
        </text:list-item>
      </text:list>
      <text:p text:style-name="P110"/>
      <text:p text:style-name="P111">Le PHP est accompagné de CSS pour modifier le design du résultat au format HTML.</text:p>
      <text:p text:style-name="P112"/>
      <text:p text:style-name="P113">Afin de proposer des présentations de qualité, une palette de couleur à été définie, et ces<text:s/>couleurs sont choisies aléatoirement. Une fonction va alors s’occuper de générer un chiffre aléatoire entre 0 et 4 qui permettra de choisir un élément au hasard dans un tableau de 5 couleurs.</text:p>
      <text:p text:style-name="P114"/>
      <text:p text:style-name="P115">Le programme propose en paramètre de modifier le nom du fichier de sortie. Une fonction permet alors de regarder si ce paramètre est saisi ou non, et va en conséquence modifier les variables de nom de sortie. Dans le cas où un nom de sortie est fourni, il sera mis dans la variable contenant le nom de sortie. A l’inverse, le nom du fichier d’entrée sera réutilisé en changeant uniquement l’extension. Si la fonction repère qu’il manque des paramètres importants (nom du fichier Markdown), elle va renvoyer la commande type à envoyer :</text:p>
      <text:p text:style-name="P116"/>
      <text:p text:style-name="P117"><text:span text:style-name="T118">echo $argv[0] . ‘‘&lt;fichierEntree&gt; (op</text:span><text:span text:style-name="T119">tionnel)&lt;fichierSortie&gt;\n’’;</text:span></text:p>
      <text:p text:style-name="P120"/>
      <text:p text:style-name="P121">Afin de stocker le contenu du fichier HTML qui sera créé, une variable ‘’result’’ est définie avec les premiers éléments de base en HTML ainsi que le CSS nécessaire à la bonne présentation de la page. Pour que le PDF de sortie<text:s/>soit généré en mode paysage, un paramètre CSS est important à inclure : <text:s/></text:p>
      <text:p text:style-name="P122"><text:tab/></text:p>
      <text:p text:style-name="Standard"><text:span text:style-name="T123"><text:tab/></text:span><text:span text:style-name="T124">@page{size:landscape;}</text:span></text:p>
      <text:p text:style-name="P125"/>
      <text:p text:style-name="P126">De plus, afin que la page soit dans un ratio proche A4, une hauteur de 20 cm doit être définie :</text:p>
      <text:p text:style-name="P127"/>
      <text:p text:style-name="Standard"><text:span text:style-name="T128"><text:tab/></text:span><text:span text:style-name="T129">tdiv{ theight: 20cm; }</text:span></text:p>
      <text:p text:style-name="P130"/>
      <text:p text:style-name="P131">Ensuite, pour chaque ligne<text:s/>dans le fichier Markdown, les balises Html correspondantes aux tags Markdown seront appliquées. Les tags Markdown seront supprimés au passage.</text:p>
      <text:p text:style-name="P132"/>
      <text:soft-page-break/>
      <text:p text:style-name="P133">Une fois que le fichier Markdown à été parcouru, les balises div, body et html ouvertes au préalable sont fermées automatiquement. Le contenu de la variable result est ainsi enregistré dans un fichier dont le nom a été défini au début du programme.</text:p>
      <text:p text:style-name="P134"/>
      <text:p text:style-name="P135">3 – Automatisation du Workflow avec Docker</text:p>
      <text:p text:style-name="Standard"/>
      <text:p text:style-name="P136">Afin d’avoir une solution plus simple à utiliser, le choix s’est porté sur la création d’une image Docker. Elle se base sur l’image bigpapoo/weasyprint qui nous permet d’utiliser le programme weasyprint et php 7.4, ainsi que l’image Debian 11.1 qui permet d’utiliser les commandes debian :</text:p>
      <text:p text:style-name="P137"/>
      <text:p text:style-name="Standard"><text:span text:style-name="T138"><text:tab/></text:span><text:span text:style-name="T139">FROM debian11.1</text:span></text:p>
      <text:p text:style-name="P140">FROM bigpapoo/weasyprint</text:p>
      <text:p text:style-name="P141"/>
      <text:p text:style-name="P142">Le dossier de travail est par la suite défini comme étant /work</text:p>
      <text:p text:style-name="P143"/>
      <text:p text:style-name="Standard"><text:span text:style-name="T144"><text:tab/>WORKDIR /work</text:span></text:p>
      <text:p text:style-name="P145"/>
      <text:p text:style-name="P146">Les fichiers nécessaires au bon fonctionnement du programme sont ensuite copiés dans le container :</text:p>
      <text:p text:style-name="P147"/>
      <text:p text:style-name="Standard"><text:span text:style-name="T148"><text:tab/></text:span><text:span text:style-name="T149">COPY autorun.sh /work</text:span><text:span text:style-name="T150"><text:line-break/></text:span><text:span text:style-name="T151"><text:tab/>COPY mdToHtml.php /work</text:span></text:p>
      <text:p text:style-name="P152"><text:tab/>COPY<text:s/>facturation.php /work</text:p>
      <text:p text:style-name="P153"/>
      <text:p text:style-name="P154">Ensuite, plusieurs commandes sont effectuées afin d’installer le programme dos2unix qui permet de corriger des erreurs présentes dans un fichier bash, causés par un passage par Windows. Cela permet de réduire drastiquement les erreurs de portabilité entre différents OS. Les fichiers importés préalablement sont rendu exécutables, et le script bash est ‘’nettoyé’’ par dos2unix :</text:p>
      <text:p text:style-name="P155"/>
      <text:p text:style-name="Normal"><text:span text:style-name="T156"><text:tab/></text:span><text:span text:style-name="T157">RUN apt update -yq \</text:span></text:p>
      <text:p text:style-name="P158">&amp;&amp; DEBIAN_FRONTEND=noninteractive \</text:p>
      <text:p text:style-name="P159">&amp;&amp; apt -y update \</text:p>
      <text:p text:style-name="P160">&amp;&amp; apt -y upgrade \</text:p>
      <text:p text:style-name="P161">&amp;&amp; apt -y install dos2unix \</text:p>
      <text:p text:style-name="P162">&amp;&amp; apt -y clean \</text:p>
      <text:p text:style-name="P163">&amp;&amp; cd /work \</text:p>
      <text:p text:style-name="P164">&amp;&amp; chmod +x autorun.sh mdToHtml.php facturation.php \</text:p>
      <text:p text:style-name="P165">&amp;&amp; dos2unix autorun.sh</text:p>
      <text:p text:style-name="P166"/>
      <text:p text:style-name="P167">Enfin, pour terminer, la commande ./autorun.sh est exécutée. Elle va permettre, dès le lancement du conteneur, de lancer le<text:s/>script bash qui va vérifier la présence ce fichiers :</text:p>
      <text:p text:style-name="P168"/>
      <text:p text:style-name="Standard"><text:span text:style-name="T169"><text:tab/></text:span><text:span text:style-name="T170">CMD [‘’./autorun.s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héo Tichy</dc:creator>
    <meta:creation-date>2022-01-20T11:29:00Z</meta:creation-date>
    <dc:date>2022-01-24T20:50:00Z</dc:date>
    <meta:template xlink:href="Normal.dotm" xlink:type="simple"/>
    <meta:editing-cycles>77</meta:editing-cycles>
    <meta:editing-duration>PT19020S</meta:editing-duration>
    <meta:document-statistic meta:page-count="4" meta:paragraph-count="16" meta:word-count="1282" meta:character-count="8321" meta:row-count="58" meta:non-whitespace-character-count="7055"/>
  </office:meta>
</office:document-meta>
</file>